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bc235" officeooo:paragraph-rsid="001bc235"/>
    </style:style>
    <style:style style:name="P2" style:family="paragraph" style:parent-style-name="Text_20_body">
      <style:text-properties officeooo:rsid="00136be5" officeooo:paragraph-rsid="00136be5"/>
    </style:style>
    <style:style style:name="P3" style:family="paragraph" style:parent-style-name="Text_20_body">
      <style:text-properties fo:font-weight="bold" officeooo:rsid="001ae186" officeooo:paragraph-rsid="001ae186" style:font-weight-asian="bold" style:font-weight-complex="bold"/>
    </style:style>
    <style:style style:name="P4" style:family="paragraph" style:parent-style-name="Text_20_body">
      <style:text-properties fo:font-weight="bold" officeooo:rsid="00136be5" officeooo:paragraph-rsid="00136be5" style:font-weight-asian="bold" style:font-weight-complex="bold"/>
    </style:style>
    <style:style style:name="P5" style:family="paragraph" style:parent-style-name="Text_20_body">
      <style:text-properties fo:font-weight="bold" officeooo:rsid="00136be5" officeooo:paragraph-rsid="0036a515" style:font-weight-asian="bold" style:font-weight-complex="bold"/>
    </style:style>
    <style:style style:name="P6" style:family="paragraph" style:parent-style-name="Text_20_body">
      <style:text-properties fo:font-weight="bold" officeooo:rsid="00136be5" officeooo:paragraph-rsid="00455671" style:font-weight-asian="bold" style:font-weight-complex="bold"/>
    </style:style>
    <style:style style:name="P7" style:family="paragraph" style:parent-style-name="Text_20_body">
      <style:text-properties fo:font-weight="bold" officeooo:rsid="0036866d" officeooo:paragraph-rsid="0036866d" style:font-weight-asian="bold" style:font-weight-complex="bold"/>
    </style:style>
    <style:style style:name="P8" style:family="paragraph" style:parent-style-name="Text_20_body">
      <style:paragraph-properties fo:margin-top="0in" fo:margin-bottom="0in" loext:contextual-spacing="false"/>
      <style:text-properties fo:font-weight="normal" officeooo:rsid="00455671" officeooo:paragraph-rsid="00455671" style:font-weight-asian="normal" style:font-weight-complex="normal"/>
    </style:style>
    <style:style style:name="P9" style:family="paragraph" style:parent-style-name="Title">
      <style:text-properties officeooo:rsid="00357275" officeooo:paragraph-rsid="00357275"/>
    </style:style>
    <style:style style:name="P10" style:family="paragraph" style:parent-style-name="Standard">
      <style:text-properties fo:color="#333333" style:font-name="Liberation Serif" fo:font-size="12pt" officeooo:rsid="0036a515" officeooo:paragraph-rsid="0036a515" style:font-size-asian="12pt" style:font-size-complex="12pt"/>
    </style:style>
    <style:style style:name="P11" style:family="paragraph" style:parent-style-name="Standard">
      <style:text-properties fo:color="#333333" style:font-name="Liberation Serif" fo:font-size="12pt" officeooo:rsid="003e40ba" officeooo:paragraph-rsid="003e40ba" style:font-size-asian="12pt" style:font-size-complex="12pt"/>
    </style:style>
    <style:style style:name="P12" style:family="paragraph" style:parent-style-name="Standard">
      <style:text-properties fo:color="#333333" style:font-name="Liberation Serif" fo:font-size="12pt" officeooo:rsid="0041797d" officeooo:paragraph-rsid="0041797d" style:font-size-asian="12pt" style:font-size-complex="12pt"/>
    </style:style>
    <style:style style:name="P13" style:family="paragraph" style:parent-style-name="Text_20_body" style:list-style-name="L2">
      <style:text-properties officeooo:rsid="00136be5" officeooo:paragraph-rsid="00234a80"/>
    </style:style>
    <style:style style:name="P14" style:family="paragraph" style:parent-style-name="Text_20_body" style:list-style-name="L4">
      <style:text-properties fo:font-weight="normal" officeooo:rsid="0033ece9" officeooo:paragraph-rsid="002fd003" style:font-weight-asian="normal" style:font-weight-complex="normal"/>
    </style:style>
    <style:style style:name="P15" style:family="paragraph" style:parent-style-name="Text_20_body" style:list-style-name="L1">
      <style:paragraph-properties fo:margin-top="0in" fo:margin-bottom="0in" loext:contextual-spacing="false"/>
      <style:text-properties officeooo:rsid="00357275" officeooo:paragraph-rsid="00357275"/>
    </style:style>
    <style:style style:name="P16" style:family="paragraph" style:parent-style-name="Text_20_body" style:list-style-name="L1">
      <style:paragraph-properties fo:margin-top="0in" fo:margin-bottom="0in" loext:contextual-spacing="false"/>
      <style:text-properties officeooo:rsid="0036a515" officeooo:paragraph-rsid="0036a515"/>
    </style:style>
    <style:style style:name="P17" style:family="paragraph" style:parent-style-name="Text_20_body" style:list-style-name="L1">
      <style:paragraph-properties fo:margin-top="0in" fo:margin-bottom="0in" loext:contextual-spacing="false"/>
      <style:text-properties officeooo:paragraph-rsid="0036a515"/>
    </style:style>
    <style:style style:name="P18" style:family="paragraph" style:parent-style-name="Text_20_body" style:list-style-name="L1">
      <style:paragraph-properties fo:margin-top="0in" fo:margin-bottom="0in" loext:contextual-spacing="false"/>
      <style:text-properties fo:font-weight="normal" officeooo:rsid="003a3b0c" officeooo:paragraph-rsid="003a3b0c" style:font-weight-asian="normal" style:font-weight-complex="normal"/>
    </style:style>
    <style:style style:name="P19" style:family="paragraph" style:parent-style-name="Text_20_body" style:list-style-name="L1">
      <style:paragraph-properties fo:margin-top="0in" fo:margin-bottom="0in" loext:contextual-spacing="false"/>
      <style:text-properties fo:font-weight="normal" officeooo:rsid="003ad4f3" officeooo:paragraph-rsid="003ad4f3" style:font-weight-asian="normal" style:font-weight-complex="normal"/>
    </style:style>
    <style:style style:name="P20" style:family="paragraph" style:parent-style-name="Text_20_body" style:list-style-name="L1">
      <style:paragraph-properties fo:margin-top="0in" fo:margin-bottom="0in" loext:contextual-spacing="false"/>
      <style:text-properties fo:font-weight="normal" officeooo:rsid="003ad4f3" officeooo:paragraph-rsid="003e40ba" style:font-weight-asian="normal" style:font-weight-complex="normal"/>
    </style:style>
    <style:style style:name="P21" style:family="paragraph" style:parent-style-name="Text_20_body" style:list-style-name="L1">
      <style:paragraph-properties fo:margin-top="0in" fo:margin-bottom="0in" loext:contextual-spacing="false"/>
      <style:text-properties fo:font-weight="normal" officeooo:rsid="00437a67" officeooo:paragraph-rsid="00437a67" style:font-weight-asian="normal" style:font-weight-complex="normal"/>
    </style:style>
    <style:style style:name="P22" style:family="paragraph" style:parent-style-name="Text_20_body" style:list-style-name="L1">
      <style:paragraph-properties fo:margin-top="0in" fo:margin-bottom="0in" loext:contextual-spacing="false"/>
      <style:text-properties fo:font-weight="normal" officeooo:rsid="00494d14" officeooo:paragraph-rsid="00494d14" style:font-weight-asian="normal" style:font-weight-complex="normal"/>
    </style:style>
    <style:style style:name="P23" style:family="paragraph" style:parent-style-name="Text_20_body" style:list-style-name="L1">
      <style:paragraph-properties fo:margin-top="0in" fo:margin-bottom="0in" loext:contextual-spacing="false"/>
      <style:text-properties fo:font-weight="normal" officeooo:rsid="0043d0a2" officeooo:paragraph-rsid="0043d0a2" style:font-weight-asian="normal" style:font-weight-complex="normal"/>
    </style:style>
    <style:style style:name="P24" style:family="paragraph" style:parent-style-name="Text_20_body" style:list-style-name="L1">
      <style:paragraph-properties fo:margin-top="0in" fo:margin-bottom="0in" loext:contextual-spacing="false"/>
      <style:text-properties fo:font-weight="normal" officeooo:rsid="00455671" officeooo:paragraph-rsid="00455671" style:font-weight-asian="normal" style:font-weight-complex="normal"/>
    </style:style>
    <style:style style:name="P25" style:family="paragraph" style:parent-style-name="Text_20_body" style:list-style-name="L3">
      <style:paragraph-properties fo:margin-top="0in" fo:margin-bottom="0in" loext:contextual-spacing="false"/>
      <style:text-properties officeooo:rsid="0036866d" officeooo:paragraph-rsid="0036866d"/>
    </style:style>
    <style:style style:name="P26" style:family="paragraph" style:parent-style-name="Text_20_body" style:list-style-name="L3">
      <style:paragraph-properties fo:margin-top="0in" fo:margin-bottom="0in" loext:contextual-spacing="false"/>
      <style:text-properties officeooo:rsid="00472117" officeooo:paragraph-rsid="00472117"/>
    </style:style>
    <style:style style:name="P27" style:family="paragraph" style:parent-style-name="Text_20_body" style:list-style-name="L3">
      <style:paragraph-properties fo:margin-top="0in" fo:margin-bottom="0in" loext:contextual-spacing="false"/>
      <style:text-properties officeooo:rsid="004cf76b" officeooo:paragraph-rsid="004cf76b"/>
    </style:style>
    <style:style style:name="T1" style:family="text">
      <style:text-properties officeooo:rsid="001e2713"/>
    </style:style>
    <style:style style:name="T2" style:family="text">
      <style:text-properties officeooo:rsid="0036866d"/>
    </style:style>
    <style:style style:name="T3" style:family="text">
      <style:text-properties officeooo:rsid="0036a515"/>
    </style:style>
    <style:style style:name="T4" style:family="text">
      <style:text-properties officeooo:rsid="003c93ef"/>
    </style:style>
    <style:style style:name="T5" style:family="text">
      <style:text-properties fo:font-weight="bold" officeooo:rsid="003c93ef" style:font-weight-asian="bold" style:font-weight-complex="bold"/>
    </style:style>
    <style:style style:name="T6" style:family="text">
      <style:text-properties officeooo:rsid="003e40ba"/>
    </style:style>
    <style:style style:name="T7" style:family="text">
      <style:text-properties officeooo:rsid="00455671"/>
    </style:style>
    <style:style style:name="T8" style:family="text">
      <style:text-properties officeooo:rsid="00478ef0"/>
    </style:style>
    <style:style style:name="T9" style:family="text">
      <style:text-properties officeooo:rsid="0048a0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AMP-virtualserver</text:p>
      <text:p text:style-name="P2">Harjoituksen tavoitteen<text:span text:style-name="T1">a</text:span> <text:span text:style-name="T8">on käyttää valmista Linux-Apache-MySQL-Python -serveriä VmWare playerillä. Asennus toimii Host-Quest idealla. Host on isäntäkone, jossa virtualisointi ohjelma(VmWare tai virtualbox) pyörii. Quest on virtuaalikäyttöjärjestelmä, jonka asennus ei muuta olemassaolevaa Host-käyttöjärjestelmää mitenkään. Jos Quest halutaan näkyväksi lähiverkkoon – niin tarvitaan kotiverkko, jossa ip-avaruus nävissä tai tietoliikennelabran testiverkko. (Normaali TTY:n atkluokan verkko ei päästä käyttäjiä läpi). </text:span></text:p>
      <text:p text:style-name="P4">Tavoite <text:span text:style-name="T3">1 – Serveri toimimaan</text:span>:</text:p>
      <text:list xml:id="list6853688648354427431" text:style-name="L1">
        <text:list-item>
          <text:p text:style-name="P15">Ladataan bitnami -palvelusta lamp-serveri-image.</text:p>
          <text:list>
            <text:list-item>
              <text:p text:style-name="P16">https://bitnami.com/stack/lamp/virtual-machine</text:p>
            </text:list-item>
          </text:list>
        </text:list-item>
        <text:list-item>
          <text:p text:style-name="P15">Käynnistetään VmWarella ladattu image.</text:p>
          <text:list>
            <text:list-item>
              <text:p text:style-name="P15">Kirjaudutaan bitnami-bitnami yhdistelmällä lamp-serverille.</text:p>
            </text:list-item>
            <text:list-item>
              <text:p text:style-name="P15"><text:span text:style-name="T2">i</text:span>fconfig antaa meille ip-osoitteen</text:p>
            </text:list-item>
          </text:list>
        </text:list-item>
        <text:list-item>
          <text:p text:style-name="P15">Testataan yhteyttä</text:p>
          <text:list>
            <text:list-item>
              <text:p text:style-name="P15">Ota yhteys Host -koneen selaimella edellä saatuun ip:hen</text:p>
            </text:list-item>
          </text:list>
        </text:list-item>
        <text:list-item>
          <text:p text:style-name="P15">Tehdään tarvittavat modifikaatiot. Tietoturva serverillä asetuksia täytyy keventää, jotta yhteydet toimivat.</text:p>
          <text:list>
            <text:list-item>
              <text:p text:style-name="P17"><text:span text:style-name="T3">Avautuvasta “Congratulations”- sivusta valitaan </text:span><text:a xlink:type="simple" xlink:href="https://docs.bitnami.com/virtual-machine/components/phpmyadmin/?utm_source=bitnami&amp;utm_medium=virtualmachine&amp;utm_campaign=Virtual%2BMachine" text:style-name="Internet_20_link" text:visited-style-name="Visited_20_Internet_20_Link">Access phpMyAdmin</text:a></text:p>
            </text:list-item>
            <text:list-item>
              <text:p text:style-name="P16">Lue dokumentaatio läpi</text:p>
            </text:list-item>
            <text:list-item>
              <text:p text:style-name="P16">Tee <text:span text:style-name="T9">dokumentaation kertomat </text:span>muutokset tiedostoon <text:s/>/opt/bitnami/apps/phpmyadmin/conf/httpd-app.conf </text:p>
            </text:list-item>
          </text:list>
        </text:list-item>
        <text:list-item>
          <text:p text:style-name="P16">Tutustu MySQL-palvelimen toimintaa<text:span text:style-name="T9">n</text:span> phpmyadmin softan avulla</text:p>
        </text:list-item>
      </text:list>
      <text:list xml:id="list674284744825721972" text:style-name="L2">
        <text:list-header>
          <text:p text:style-name="P13"/>
        </text:list-header>
      </text:list>
      <text:p text:style-name="P5">Tavoite <text:span text:style-name="T3">2 – Tietokannan käyttö Javalla</text:span>:</text:p>
      <text:list xml:id="list80922076807763" text:continue-list="list6853688648354427431" text:style-name="L1">
        <text:list-item>
          <text:p text:style-name="P16">Testataan MySQL-palvelimen toimintaa Javalla</text:p>
          <text:list>
            <text:list-item>
              <text:p text:style-name="P18">Luo tietokanta “javatesti”</text:p>
            </text:list-item>
            <text:list-item>
              <text:p text:style-name="P18">Luo käyttäjä “testaaja”</text:p>
            </text:list-item>
            <text:list-item>
              <text:p text:style-name="P18"><text:span text:style-name="T6">V</text:span>alitse käyttäjä ja avaa databases välilehti – Anna testaajalle käyttöoikeudet javatesti tietokantaan. “check all” -on hyvä vaihtoehto oikeuksille</text:p>
            </text:list-item>
          </text:list>
        </text:list-item>
        <text:list-item>
          <text:p text:style-name="P19">Muutama tietoturva-asia:</text:p>
          <text:list>
            <text:list-item>
              <text:p text:style-name="P19">sudo ufw allow 3306 <text:s text:c="3"/>avaa LAMP-serverin portin MySQL:ään</text:p>
            </text:list-item>
            <text:list-item>
              <text:p text:style-name="P19"><text:span text:style-name="T4">MySQL – User accounts – Login Information – Host name: </text:span><text:span text:style-name="T5">Any host</text:span><text:span text:style-name="T4">, eli </text:span>testaaja -käyttäjälle täytyy antaa oikeudet loggautua mistä vaan.</text:p>
            </text:list-item>
            <text:list-item>
              <text:p text:style-name="P20">/<text:span text:style-name="T6">opt/bitnami/mysql/my.cnf <text:s/>tiedostosta täytyy kommentoida rivi <text:s/>#bind-address=127.0.0.1 <text:s/>jotta MySQL:ään saataisiin yhteys ulkopuoleltakin ( lisätietoa: </text:span><text:a xlink:type="simple" xlink:href="https://docs.bitnami.com/bch/components/mysql/" text:style-name="Internet_20_link" text:visited-style-name="Visited_20_Internet_20_Link"><text:span text:style-name="T6">https://docs.bitnami.com/bch/components/mysql/</text:span></text:a><text:span text:style-name="T6">)</text:span></text:p>
            </text:list-item>
          </text:list>
        </text:list-item>
        <text:list-item>
          <text:p text:style-name="P21">Java koodi testaukseen</text:p>
          <text:list>
            <text:list-item>
              <text:p text:style-name="P22"><text:soft-page-break/>Vaatii driverin asentamisen Build Path:iin. (koodin kommenteissa lisäohjeita)</text:p>
            </text:list-item>
            <text:list-item>
              <text:p text:style-name="P23"><text:a xlink:type="simple" xlink:href="https://github.com/miksa007/Embedded_with_LAMP" text:style-name="Internet_20_link" text:visited-style-name="Visited_20_Internet_20_Link">https://github.com/miksa007/Embedded_with_LAMP</text:a></text:p>
            </text:list-item>
            <text:list-item>
              <text:p text:style-name="P23">tietokanta.java</text:p>
            </text:list-item>
            <text:list-item>
              <text:p text:style-name="P23">koodi rakentaa kannan kunhan main metodin rivejä otetaan käyttöön</text:p>
            </text:list-item>
          </text:list>
        </text:list-item>
      </text:list>
      <text:p text:style-name="P6"/>
      <text:p text:style-name="P6">Tavoite <text:span text:style-name="T7">3 – Raspberry Pi yhteys</text:span>:</text:p>
      <text:list xml:id="list80922225483827" text:continue-numbering="true" text:style-name="L1">
        <text:list-item>
          <text:p text:style-name="P24">Tehdään Raspberry Pi:hin python koodi, joka lähettää lämpötilan, kellonajan, mm tietokantaan.</text:p>
        </text:list-item>
        <text:list-item>
          <text:p text:style-name="P24">Saa toteuttaa…</text:p>
        </text:list-item>
      </text:list>
      <text:p text:style-name="P8"/>
      <text:p text:style-name="P7">Huomioita:</text:p>
      <text:list xml:id="list8725399150490044800" text:style-name="L3">
        <text:list-item>
          <text:p text:style-name="P25">Salasanat kannattaa kirjoittaa heti ylös(LAMP-serverin ja MySQL:n tunnukset)</text:p>
        </text:list-item>
        <text:list-item>
          <text:p text:style-name="P25">VmWare asetus: Network – Bridge ( NAT ei kelpaa)</text:p>
        </text:list-item>
        <text:list-item>
          <text:p text:style-name="P26">näppäimistö vaihto suomalaiseen</text:p>
          <text:list>
            <text:list-item>
              <text:p text:style-name="P26">sudo dpkg-reconfigure keyboard-configuration</text:p>
            </text:list-item>
          </text:list>
        </text:list-item>
        <text:list-item>
          <text:p text:style-name="P27">SSH-yhteydet toimimaan bitnamissa - “How to enable the SSH server?”</text:p>
          <text:list>
            <text:list-item>
              <text:p text:style-name="P27">sudo mv /etc/init/ssh.conf.back /etc/init/ssh.conf</text:p>
            </text:list-item>
            <text:list-item>
              <text:p text:style-name="P27">sudo start ssh</text:p>
            </text:list-item>
            <text:list-item>
              <text:p text:style-name="P27">Lisää tietoa: <text:a xlink:type="simple" xlink:href="https://docs.bitnami.com/virtual-machine/faq" text:style-name="Internet_20_link" text:visited-style-name="Visited_20_Internet_20_Link">https://docs.bitnami.com/virtual-machine/faq</text:a></text:p>
            </text:list-item>
          </text:list>
        </text:list-item>
        <text:list-item>
          <text:p text:style-name="P27">...</text:p>
        </text:list-item>
      </text:list>
      <text:list xml:id="list5835254495618063933" text:style-name="L4">
        <text:list-header>
          <text:p text:style-name="P14"/>
        </text:list-header>
      </text:list>
      <text:p text:style-name="P3">Oheismateriaali</text:p>
      <text:p text:style-name="P10"><text:a xlink:type="simple" xlink:href="https://bitnami.com/stacks" text:style-name="Internet_20_link" text:visited-style-name="Visited_20_Internet_20_Link">https://bitnami.com/stacks</text:a></text:p>
      <text:p text:style-name="P10"><text:a xlink:type="simple" xlink:href="https://bitnami.com/stack/lamp/virtual-machine" text:style-name="Internet_20_link" text:visited-style-name="Visited_20_Internet_20_Link">https://bitnami.com/stack/lamp/virtual-machine</text:a></text:p>
      <text:p text:style-name="P11"><text:a xlink:type="simple" xlink:href="https://docs.bitnami.com/bch/components/mysql/" text:style-name="Internet_20_link" text:visited-style-name="Visited_20_Internet_20_Link">https://docs.bitnami.com/bch/components/mysql/</text:a></text:p>
      <text:p text:style-name="P12"><text:a xlink:type="simple" xlink:href="https://help.ubuntu.com/community/UFW" text:style-name="Internet_20_link" text:visited-style-name="Visited_20_Internet_20_Link">https://help.ubuntu.com/community/UFW</text:a></text:p>
      <text:p text:style-name="P12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bc235" officeooo:paragraph-rsid="001bc235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  <number:date-style style:name="N121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<text:a xlink:type="simple" xlink:href="mailto:Mika.saari@tut.fi" text:style-name="Internet_20_link" text:visited-style-name="Visited_20_Internet_20_Link">Mika.saari@tut.fi</text:a><text:tab/><text:tab/><text:modification-date style:data-style-name="N121">02.12.2016</text:modification-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 Saari</meta:initial-creator>
    <meta:creation-date>2014-11-19T11:43:27.487282280</meta:creation-date>
    <dc:date>2016-12-02T08:09:21.392719425</dc:date>
    <meta:editing-duration>PT6H41M18S</meta:editing-duration>
    <meta:editing-cycles>41</meta:editing-cycles>
    <meta:generator>LibreOffice/5.2.3.1$Linux_X86_64 LibreOffice_project/20m0$Build-1</meta:generator>
    <meta:print-date>2015-01-16T08:45:15.004000000</meta:print-date>
    <meta:document-statistic meta:table-count="0" meta:image-count="0" meta:object-count="0" meta:page-count="2" meta:paragraph-count="50" meta:word-count="321" meta:character-count="2915" meta:non-whitespace-character-count="2661"/>
  </office:meta>
</office:document-meta>
</file>